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Building remotely on <text:a xlink:type="simple" xlink:href="https://devops-orbit.delhivery.com/computer/slave-odx-rod-staging-dev-build-server" text:style-name="Internet_20_link" text:visited-style-name="Visited_20_Internet_20_Link">slave-odx-rod-staging-dev-build-server</text:a> in workspace /var/lib/jenkins/workspace/frontend-ui-deployment</text:p>
      <text:p text:style-name="Preformatted_20_Text">[frontend-ui-deployment] $ /bin/sh -xe /tmp/jenkins8020731098644713263.sh</text:p>
      <text:p text:style-name="Preformatted_20_Text">+ export ANSIBLE_FORCE_COLOR=true</text:p>
      <text:p text:style-name="Preformatted_20_Text">+ cd /opt/infra-frontend/deployment/</text:p>
      <text:p text:style-name="Preformatted_20_Text">+ bash deploy_ui.sh frontend flmsng7 dev qa-issue-fixes develop</text:p>
      <text:p text:style-name="Preformatted_20_Text">Already on 'develop'</text:p>
      <text:p text:style-name="Preformatted_20_Text">Your branch is up-to-date with 'origin/develop'.</text:p>
      <text:p text:style-name="Preformatted_20_Text">From bitbucket.org:DelhiveryTech/infra-frontend</text:p>
      <text:p text:style-name="Preformatted_20_Text"><text:s/>* branch <text:s text:c="11"/>develop <text:s text:c="3"/>-&gt; FETCH_HEAD</text:p>
      <text:p text:style-name="Preformatted_20_Text">Already up-to-date.</text:p>
      <text:p text:style-name="P1">docker exec frontend-fmdashboard-staging bash -c 'cd /opt/infra-frontend; ansible-playbook -l localhost -u ubuntu playbooks/deploy_ui.yml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7:59:06.800602295</meta:creation-date>
    <dc:date>2019-02-13T18:00:31.662857611</dc:date>
    <meta:editing-duration>PT1M25S</meta:editing-duration>
    <meta:editing-cycles>1</meta:editing-cycles>
    <meta:document-statistic meta:table-count="0" meta:image-count="0" meta:object-count="0" meta:page-count="1" meta:paragraph-count="11" meta:word-count="57" meta:character-count="643" meta:non-whitespace-character-count="582"/>
    <meta:generator>LibreOffice/6.0.7.3$Linux_X86_64 LibreOffice_project/00m0$Build-3</meta:generator>
  </office:meta>
</office:document-meta>
</file>